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fo:break-before="page"/>
    </style:style>
    <style:style style:name="P10" style:family="paragraph" style:parent-style-name="Standard">
      <style:paragraph-properties fo:text-align="center" style:justify-single-word="false" fo:break-before="page"/>
      <style:text-properties fo:font-variant="small-caps" fo:font-size="16pt"/>
    </style:style>
    <style:style style:name="P11" style:family="paragraph" style:parent-style-name="Heading_20_1">
      <style:paragraph-properties fo:break-before="page"/>
    </style:style>
    <style:style style:name="P12" style:family="paragraph" style:parent-style-name="Table_20_Contents">
      <style:paragraph-properties fo:margin-top="0.3cm" fo:margin-bottom="0cm"/>
    </style:style>
    <style:style style:name="P13" style:family="paragraph" style:parent-style-name="Tableheading">
      <style:paragraph-properties fo:margin-top="0cm" fo:margin-bottom="0cm" style:snap-to-layout-grid="false"/>
      <style:text-properties fo:font-size="11pt" style:font-size-asian="11pt" style:font-size-complex="11pt"/>
    </style:style>
    <style:style style:name="P14"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5" style:family="paragraph" style:parent-style-name="Tabletext">
      <style:paragraph-properties fo:margin-top="0cm" fo:margin-bottom="0cm" style:snap-to-layout-grid="false"/>
      <style:text-properties fo:font-size="11pt" style:font-size-asian="11pt" style:font-size-complex="11pt"/>
    </style:style>
    <style:style style:name="P16" style:family="paragraph" style:parent-style-name="Tabletext">
      <style:paragraph-properties fo:margin-top="0cm" fo:margin-bottom="0cm" style:snap-to-layout-grid="false"/>
      <style:text-properties fo:font-size="11pt" fo:language="en" fo:country="GB" style:font-size-asian="11pt" style:font-size-complex="11pt"/>
    </style:style>
    <style:style style:name="P17" style:family="paragraph" style:parent-style-name="Tabletext">
      <style:paragraph-properties fo:margin-top="0cm" fo:margin-bottom="0cm" style:snap-to-layout-grid="false"/>
      <style:text-properties fo:color="#3366ff" fo:font-size="11pt" style:font-size-asian="11pt" style:font-size-complex="11pt"/>
    </style:style>
    <style:style style:name="P18"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1">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paragraph-properties fo:text-align="start" style:justify-single-word="false"/>
    </style:style>
    <style:style style:name="P25" style:family="paragraph" style:parent-style-name="Standard" style:list-style-name="L2">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office:automatic-styles>
  <office:body>
    <office:text>
      <office:forms form:automatic-focus="false" form:apply-design-mode="false"/>
      <text:tracked-changes>
        <text:changed-region text:id="ct69355728">
          <text:insertion>
            <office:change-info>
              <dc:creator>Miroslav Nachev</dc:creator>
              <dc:date>2008-01-22T15:20:00</dc:date>
            </office:change-info>
          </text:insertion>
        </text:changed-region>
        <text:changed-region text:id="ct69355184">
          <text:insertion>
            <office:change-info>
              <dc:creator>Miroslav Nachev</dc:creator>
              <dc:date>2008-01-22T13:49:00</dc:date>
            </office:change-info>
          </text:insertion>
        </text:changed-region>
        <text:changed-region text:id="ct69229728">
          <text:insertion>
            <office:change-info>
              <dc:creator>Miroslav Nachev</dc:creator>
              <dc:date>2008-01-22T14:07:00</dc:date>
            </office:change-info>
          </text:insertion>
        </text:changed-region>
        <text:changed-region text:id="ct69251840">
          <text:insertion>
            <office:change-info>
              <dc:creator>Miroslav Nachev</dc:creator>
              <dc:date>2008-01-23T11:10:00</dc:date>
            </office:change-info>
          </text:insertion>
        </text:changed-region>
        <text:changed-region text:id="ct69252016">
          <text:insertion>
            <office:change-info>
              <dc:creator>Miroslav Nachev</dc:creator>
              <dc:date>2008-01-23T11:11:00</dc:date>
            </office:change-info>
          </text:insertion>
        </text:changed-region>
        <text:changed-region text:id="ct69252504">
          <text:insertion>
            <office:change-info>
              <dc:creator>Miroslav Nachev</dc:creator>
              <dc:date>2008-01-23T11:17:00</dc:date>
            </office:change-info>
          </text:insertion>
        </text:changed-region>
        <text:changed-region text:id="ct69252744">
          <text:insertion>
            <office:change-info>
              <dc:creator>Miroslav Nachev</dc:creator>
              <dc:date>2008-01-23T11:20:00</dc:date>
            </office:change-info>
          </text:insertion>
        </text:changed-region>
        <text:changed-region text:id="ct69252920">
          <text:insertion>
            <office:change-info>
              <dc:creator>Miroslav Nachev</dc:creator>
              <dc:date>2008-01-23T11:21:00</dc:date>
            </office:change-info>
          </text:insertion>
        </text:changed-region>
        <text:changed-region text:id="ct69253192">
          <text:insertion>
            <office:change-info>
              <dc:creator>Miroslav Nachev</dc:creator>
              <dc:date>2008-01-23T13:56:00</dc:date>
            </office:change-info>
          </text:insertion>
        </text:changed-region>
        <text:changed-region text:id="ct96482328">
          <text:insertion>
            <office:change-info>
              <dc:creator>Miroslav Nachev</dc:creator>
              <dc:date>2008-01-23T19: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cacia Business Ace Specification</text:p>
      <text:p text:style-name="P5">part of Acacia project</text:p>
      <text:p text:style-name="P5">Version 1.0</text:p>
      <text:p text:style-name="P5">Publish date: 21 January 2008</text:p>
      <text:p text:style-name="P5"/>
      <text:p text:style-name="P5"/>
      <text:p text:style-name="P5"/>
      <text:p text:style-name="P5"/>
      <text:p text:style-name="P5"/>
      <text:p text:style-name="P6"><text:span text:style-name="T2">Project Hosting:</text:span> <text:a xlink:type="simple" xlink:href="http://code.google.com/p/acacia-business-ace/">http://code.google.com/p/acacia-business-ace/</text:a></text:p>
      <text:p text:style-name="P6"><text:span text:style-name="T2">Forum:</text:span> <text:a xlink:type="simple" xlink:href="http://groups.google.com/group/acacia-business-ace">http://groups.google.com/group/acacia-business-ace</text:a></text:p>
      <text:p text:style-name="P6"><text:span text:style-name="T2">Common Mail List:</text:span> <text:a xlink:type="simple" xlink:href="mailto:acacia-business-ace@googlegroups.com">acacia-business-ace@googlegroups.com</text:a></text:p>
      <text:p text:style-name="P6"><text:span text:style-name="T2">Team Mail List:</text:span> <text:a xlink:type="simple" xlink:href="mailto:acacia-team@googlegroups.com">acacia-team@googlegroups.com</text:a></text:p>
      <text:p text:style-name="P6"/>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
      <text:p text:style-name="Standard"/>
      <text:p text:style-name="Standard"/>
      <text:p text:style-name="P9"/>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Date</text:p>
          </table:table-cell>
          <table:table-cell table:style-name="Table2.A1" office:value-type="string">
            <text:p text:style-name="P14">#</text:p>
          </table:table-cell>
          <table:table-cell table:style-name="Table2.A1" office:value-type="string">
            <text:p text:style-name="P13">Section</text:p>
          </table:table-cell>
          <table:table-cell table:style-name="Table2.A1" office:value-type="string">
            <text:p text:style-name="P13">Description</text:p>
          </table:table-cell>
          <table:table-cell table:style-name="Table2.E1" office:value-type="string">
            <text:p text:style-name="P13">Author</text:p>
          </table:table-cell>
        </table:table-row>
        <table:table-row table:style-name="Table2.1">
          <table:table-cell table:style-name="Table2.A2" office:value-type="string">
            <text:p text:style-name="P15"/>
          </table:table-cell>
          <table:table-cell table:style-name="Table2.A2" office:value-type="string">
            <text:p text:style-name="P15">1.0</text:p>
          </table:table-cell>
          <table:table-cell table:style-name="Table2.A2" office:value-type="string">
            <text:p text:style-name="P15">All</text:p>
          </table:table-cell>
          <table:table-cell table:style-name="Table2.A2" office:value-type="string">
            <text:p text:style-name="P15">Original Draft</text:p>
          </table:table-cell>
          <table:table-cell table:style-name="Table2.E2" office:value-type="string">
            <text:p text:style-name="P15">Miroslav Nachev</text:p>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7"/>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8"/>
          </table:table-cell>
          <table:table-cell table:style-name="Table2.A2" office:value-type="string">
            <text:p text:style-name="P17"/>
          </table:table-cell>
          <table:table-cell table:style-name="Table2.E2" office:value-type="string">
            <text:p text:style-name="P15"/>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e</text:p>
          </table:table-cell>
          <table:table-cell table:style-name="Table3.A1" office:value-type="string">
            <text:p text:style-name="P13">Version</text:p>
          </table:table-cell>
          <table:table-cell table:style-name="Table3.A1" office:value-type="string">
            <text:p text:style-name="P13">Name</text:p>
          </table:table-cell>
          <table:table-cell table:style-name="Table3.D1" office:value-type="string">
            <text:p text:style-name="P13">Position/Department</text:p>
          </table:table-cell>
        </table:table-row>
        <table:table-row table:style-name="Table3.1">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D2" office:value-type="string">
            <text:p text:style-name="P16"/>
          </table:table-cell>
        </table:table-row>
      </table:table>
      <text:p text:style-name="P2"/>
      <text:p text:style-name="P10">Table of Contents</text:p>
      <text:p text:style-name="Standard"/>
      <text:p text:style-name="Standard"/>
      <text:h text:style-name="P11" text:outline-level="1"><text:change-start text:change-id="ct69355728"/>Структура, под-проекти и пакети</text:h>
      <text:p text:style-name="Standard">Основният прокет се казва AcaciaBusinessAce, който ще обеди</text:p>
      <text:p text:style-name="Standard"/>
      <text:h text:style-name="Heading_20_1" text:outline-level="1"><text:change-end text:change-id="ct69355728"/>Потребителски графичен интерфейс</text:h>
      <text:p text:style-name="Standard"/>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Actions</text:p>
      <text:p text:style-name="Standard"/>
      <text:h text:style-name="Heading_20_1" text:outline-level="1">Структура, под-проекти и пакети</text:h>
      <text:p text:style-name="Standard"/>
      <text:p text:style-name="Standard"><text:change-start text:change-id="ct69355184"/></text:p>
      <text:p text:style-name="Standard">Global Unuque Id</text:p>
      <text:p text:style-name="Standard">Tree</text:p>
      <text:p text:style-name="Standard">Parent_Id<text:change-end text:change-id="ct69355184"/><text:change-start text:change-id="ct69229728"/></text:p>
      <text:p text:style-name="Standard">Generator</text:p>
      <text:p text:style-name="Standard"/>
      <text:p text:style-name="Standard">Login</text:p>
      <text:p text:style-name="Standard"/>
      <text:p text:style-name="Standard">PreUpdate</text:p>
      <text:p text:style-name="Standard"><text:change-end text:change-id="ct69229728"/></text:p>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
        <text:list-item>
          <text:p text:style-name="P19">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19">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19">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19">Цена по себестойност – това е цената в която към покупната цена се добавят всички разходи като транспорт, мита, данъци и т.н.</text:p>
        </text:list-item>
        <text:list-item>
          <text:p text:style-name="P19">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2">
        <text:list-item>
          <text:p text:style-name="P25">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change-start text:change-id="ct69251840"/></text:p>
        </text:list-item>
      </text:list>
      <text:p text:style-name="P8"/>
      <text:p text:style-name="P8"><text:change-end text:change-id="ct69251840"/><text:change-start text:change-id="ct69252016"/></text:p>
      <text:p text:style-name="P8"><text:change-end text:change-id="ct69252016"/><text:change-start text:change-id="ct69252504"/>http://weblogs.java.net/blog/ss141213/archive/2006/07/using_openjpa_a.html</text:p>
      <text:p text:style-name="P8">http://weblogs.java.net/blog/ss141213/archive/2005/12/introduction_to.html</text:p>
      <text:p text:style-name="P8">http://weblogs.java.net/blog/ss141213/archive/2005/12/using_java_pers.html</text:p>
      <text:p text:style-name="P8"/>
      <text:p text:style-name="P8">cp $OPENJPA_HOME/lib/*.jar $GLASSFISH_HOME/domains/domain1/lib/</text:p>
      <text:p text:style-name="P8">Edit persistence.xml</text:p>
      <text:p text:style-name="P8">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8">&lt;persistence xmlns="http://java.sun.com/xml/ns/persistence" version="1.0"&gt;</text:p>
      <text:p text:style-name="P8"><text:s text:c="4"/>&lt;persistence-unit name ="em1"&gt;</text:p>
      <text:p text:style-name="P8"><text:s text:c="8"/>&lt;provider&gt;org.apache.openjpa.persistence.PersistenceProviderImpl&lt;/provider&gt;</text:p>
      <text:p text:style-name="P8"><text:s text:c="8"/>&lt;properties&gt;</text:p>
      <text:p text:style-name="P8"><text:s text:c="4"/>&lt;/persistence-unit&gt;</text:p>
      <text:p text:style-name="P8">&lt;/persistence&gt;<text:change-end text:change-id="ct69252504"/><text:change-start text:change-id="ct69252744"/></text:p>
      <text:p text:style-name="P8"/>
      <text:p text:style-name="P8">jdbc:postgresql://localhost:5432/acacia</text:p>
      <text:p text:style-name="P8">Username/Password: PostgreSQL<text:change-end text:change-id="ct69252744"/><text:change-start text:change-id="ct69252920"/></text:p>
      <text:p text:style-name="P8">Schema: public<text:change-end text:change-id="ct69252920"/><text:change-start text:change-id="ct69253192"/></text:p>
      <text:p text:style-name="P8"/>
      <text:p text:style-name="P8"/>
      <text:p text:style-name="P8">C:\Sun\AppServer\GlassFish\v2\domains\domain1\lib\postgresql-8.2-506.jdbc3.jar</text:p>
      <text:p text:style-name="P8">postgresql-8.2-507.jdbc4.jar<text:change-end text:change-id="ct69253192"/><text:change-start text:change-id="ct96482328"/></text:p>
      <text:p text:style-name="P8"/>
      <text:p text:style-name="P8"/>
      <text:p text:style-name="P8"><text:a xlink:type="simple" xlink:href="http://localhost:4848/">http://localhost:4848/</text:a></text:p>
      <text:p text:style-name="P8"><text:change-end text:change-id="ct96482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1-18T09:17:06</meta:creation-date>
    <dc:creator>Miroslav Nachev</dc:creator>
    <dc:date>2008-01-23T19:04:09</dc:date>
    <dc:language>en-US</dc:language>
    <meta:editing-cycles>122</meta:editing-cycles>
    <meta:editing-duration>PT20H37M3S</meta:editing-duration>
    <meta:user-defined meta:name="Info 1"/>
    <meta:user-defined meta:name="Info 2"/>
    <meta:user-defined meta:name="Info 3"/>
    <meta:user-defined meta:name="Info 4"/>
    <meta:document-statistic meta:table-count="3" meta:image-count="0" meta:object-count="0" meta:page-count="7" meta:paragraph-count="90" meta:word-count="1374" meta:character-count="9110"/>
  </office:meta>
</office:document-meta>
</file>